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de57" officeooo:paragraph-rsid="0009de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ды ошибок.</text:p>
      <text:p text:style-name="P1"/>
      <text:p text:style-name="P1">ERRNEXIST = 8,<text:tab/><text:tab/>Функция не существует.</text:p>
      <text:p text:style-name="P1">ERRWLEN = 9,<text:tab/><text:tab/>Неверная длина фрейма данных</text:p>
      <text:p text:style-name="P1">ERRAXIS = 10,<text:tab/><text:tab/>Незарегистрированная ось.</text:p>
      <text:p text:style-name="P1">ERRDATA = 11,<text:tab/><text:tab/>Некоректноый диапазон данных.</text:p>
      <text:p text:style-name="P1">ERRNOTREADY = 12,<text:tab/>Система неготова (аппаратура не отвечает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mik </meta:initial-creator>
    <meta:creation-date>2016-07-20T12:26:24.590681402</meta:creation-date>
    <dc:date>2016-07-20T12:28:25.527019190</dc:date>
    <dc:creator>Mirmik </dc:creator>
    <meta:editing-duration>P0D</meta:editing-duration>
    <meta:editing-cycles>1</meta:editing-cycles>
    <meta:generator>LibreOffice/4.2.8.2$Linux_x86 LibreOffice_project/420m0$Build-2</meta:generator>
    <meta:document-statistic meta:table-count="0" meta:image-count="0" meta:object-count="0" meta:page-count="1" meta:paragraph-count="6" meta:word-count="34" meta:character-count="240" meta:non-whitespace-character-count="203"/>
  </office:meta>
</office:document-meta>
</file>